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1pt" style:text-underline-style="solid" style:text-underline-width="auto" style:text-underline-color="font-color" fo:font-weight="bold" officeooo:rsid="000eb7d8" officeooo:paragraph-rsid="000eb7d8" style:font-size-asian="21pt" style:font-weight-asian="bold" style:font-size-complex="21pt" style:font-weight-complex="bold"/>
    </style:style>
    <style:style style:name="P2" style:family="paragraph" style:parent-style-name="Text_20_body">
      <style:text-properties fo:font-size="12pt" style:text-underline-style="none" fo:font-weight="normal" officeooo:rsid="000eb7d8" officeooo:paragraph-rsid="000eb7d8" style:font-size-asian="10.5pt" style:font-weight-asian="normal" style:font-size-complex="12pt" style:font-weight-complex="normal"/>
    </style:style>
    <style:style style:name="P3" style:family="paragraph" style:parent-style-name="Text_20_body">
      <style:text-properties officeooo:rsid="000eb7d8"/>
    </style:style>
    <style:style style:name="P4" style:family="paragraph" style:parent-style-name="Text_20_body" style:list-style-name="L1">
      <style:text-properties officeooo:rsid="000eb7d8"/>
    </style:style>
    <style:style style:name="P5" style:family="paragraph" style:parent-style-name="Text_20_body">
      <style:text-properties officeooo:rsid="000eb7d8" officeooo:paragraph-rsid="0010c9b0"/>
    </style:style>
    <style:style style:name="P6" style:family="paragraph" style:parent-style-name="Standard">
      <style:text-properties fo:font-size="12pt" style:text-underline-style="none" fo:font-weight="normal" officeooo:rsid="000eb7d8" officeooo:paragraph-rsid="000eb7d8" style:font-size-asian="10.5pt" style:font-weight-asian="normal" style:font-size-complex="12pt" style:font-weight-complex="normal"/>
    </style:style>
    <style:style style:name="T1" style:family="text">
      <style:text-properties officeooo:rsid="000f99fa"/>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mple email to send to the Pubs and Bars of York</text:p>
      <text:p text:style-name="P1"/>
      <text:p text:style-name="P2"><text:span text:style-name="Strong_20_Emphasis">Subject:</text:span> Feature Request for Our York Pubs &amp; Bars Book</text:p>
      <text:p text:style-name="P3">Dear [Pub/Bar Name] Team,</text:p>
      <text:p text:style-name="P3">My name is <text:span text:style-name="T1">Oliver Belam</text:span> and together with my friend <text:span text:style-name="T1">Moss Tucker</text:span>, we are working on a book celebrating the pubs and bars of York. Over the past two years, we’ve had the pleasure of visiting over 100 venues in the central York area, including yours, which we thoroughly enjoyed!</text:p>
      <text:p text:style-name="P3">We would love to feature [Pub/Bar Name] in our book and are reaching out to gather a little more information about you. Specifically, we’d be interested in:</text:p>
      <text:list text:style-name="L1">
        <text:list-item>
          <text:p text:style-name="P4">Regular events you host, such as pub quizzes, live music, vinyl nights, or sports screenings</text:p>
        </text:list-item>
        <text:list-item>
          <text:p text:style-name="P4">Any upcoming plans, renovations, or special projects you’d like to highlight</text:p>
        </text:list-item>
        <text:list-item>
          <text:p text:style-name="P4">Any fun facts or unique aspects of your venue that make it stand out</text:p>
        </text:list-item>
      </text:list>
      <text:p text:style-name="P3">Our goal is to showcase the rich variety of York’s pubs and bars and to share a little behind-the-scenes insight from the venues themselves.</text:p>
      <text:p text:style-name="P3">If you’re happy to participate, we’d greatly appreciate any information you could provide. We’re happy to correspond via email or phone, whichever is easiest for you.</text:p>
      <text:p text:style-name="P3">Thank you so much for your time and for contributing to our book. We’re really looking forward to featuring [Pub/Bar Name]!</text:p>
      <text:p text:style-name="P5">Best regards,<text:line-break/><text:span text:style-name="T1">Oliver Belam </text:span>&amp; <text:span text:style-name="T1">Moss Tucker</text:span><text:line-break/>[Email Address]<text:line-break/>[Optional: Phone Number]<text:line-break/>[Optional: Social media or website if relevant]</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13T14:06:10.281383757</meta:creation-date>
    <dc:date>2025-08-13T17:49:57.178751814</dc:date>
    <meta:editing-duration>PT11M46S</meta:editing-duration>
    <meta:editing-cycles>3</meta:editing-cycles>
    <meta:generator>LibreOffice/25.2.5.2$Linux_X86_64 LibreOffice_project/520$Build-2</meta:generator>
    <meta:document-statistic meta:table-count="0" meta:image-count="0" meta:object-count="0" meta:page-count="1" meta:paragraph-count="12" meta:word-count="235" meta:character-count="1357" meta:non-whitespace-character-count="1137"/>
  </office:meta>
</office:document-meta>
</file>